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表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仮説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>
            <text:p>平均</text:p>
          </table:table-cell>
          <table:table-cell table:formula="of:= [.B2] / 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.D.</text:p>
          </table:table-cell>
          <table:table-cell table:formula="of:= SQRT([.B2]) / 2" office:value-type="float" office:value="5">
            <text:p>5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table:number-columns-spanned="1" table:number-rows-spanned="2">
            <text:p>95%予言的中区間</text:p>
          </table:table-cell>
          <table:table-cell table:style-name="ce1" office:value-type="string">
            <text:p>下限</text:p>
          </table:table-cell>
          <table:table-cell table:style-name="ce3" table:formula="of:= -1.96 * [.$B$5] + [.$B$4]" office:value-type="float" office:value="40.2">
            <text:p>40.2</text:p>
          </table:table-cell>
        </table:table-row>
        <table:table-row table:style-name="ro1">
          <table:covered-table-cell table:style-name="ce3"/>
          <table:table-cell table:style-name="ce1" office:value-type="string">
            <text:p>上限</text:p>
          </table:table-cell>
          <table:table-cell table:style-name="ce3" table:formula="of:= 1.96 * [.$B$5] + [.$B$4]" office:value-type="float" office:value="59.8">
            <text:p>59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/10/27</text:date>, <text:time>22:06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7T22:06:02.92</dc:date>
    <meta:editing-duration>PT50M50S</meta:editing-duration>
    <meta:editing-cycles>7</meta:editing-cycles>
    <meta:generator>OpenOffice/4.1.6$Win32 OpenOffice.org_project/416m1$Build-9790</meta:generator>
    <meta:document-statistic meta:table-count="1" meta:cell-count="13" meta:object-count="0"/>
  </office:meta>
</office:document-meta>
</file>